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ext_20_body">
      <style:text-properties style:font-name="Arial" fo:font-size="10pt" style:font-size-asian="10pt" style:font-size-complex="10pt"/>
    </style:style>
    <style:style style:name="P5" style:family="paragraph" style:parent-style-name="Text_20_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Text_20_body" style:list-style-name="L4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ext_20_body" style:list-style-name="L8">
      <style:paragraph-properties fo:text-align="start" style:justify-single-word="false"/>
      <style:text-properties style:font-name="Arial" fo:font-size="10pt" style:font-size-asian="10pt" style:font-size-complex="10pt"/>
    </style:style>
    <style:style style:name="P8" style:family="paragraph" style:parent-style-name="Text_20_body" style:list-style-name="L4">
      <style:text-properties style:font-name="Arial" fo:font-size="10pt" style:font-size-asian="10pt" style:font-size-complex="10pt"/>
    </style:style>
    <style:style style:name="P9" style:family="paragraph" style:parent-style-name="Header">
      <style:paragraph-properties fo:text-align="center" style:justify-single-word="false"/>
    </style:style>
    <style:style style:name="P10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1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12" style:family="paragraph" style:parent-style-name="Heading_20_2">
      <style:text-properties style:font-name="Arial"/>
    </style:style>
    <style:style style:name="P13" style:family="paragraph" style:parent-style-name="Heading_20_2">
      <style:paragraph-properties fo:text-align="start" style:justify-single-word="false" fo:break-before="column"/>
      <style:text-properties style:font-name="Arial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margin-left="0.0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45in" fo:text-indent="-0.25in" fo:margin-left="0.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margin-left="0.0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margin-left="0.0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Contact</text:h>
      <text:p text:style-name="P10">zhensler12@gmail.com</text:p>
      <text:p text:style-name="P10">(260) 446 - 5280</text:p>
      <text:h text:style-name="P12" text:outline-level="2">Education</text:h>
      <text:p text:style-name="P3">BS in Computer Engineering</text:p>
      <text:p text:style-name="P2">Purdue University</text:p>
      <text:p text:style-name="P2">West Lafayette, IN</text:p>
      <text:p text:style-name="P2">Awarded August 2020</text:p>
      <text:h text:style-name="P12" text:outline-level="2">Skills</text:h>
      <text:list xml:id="list7852289681826044969" text:style-name="L8">
        <text:list-item>
          <text:p text:style-name="P7">C#</text:p>
        </text:list-item>
        <text:list-item>
          <text:p text:style-name="P7">F#</text:p>
        </text:list-item>
        <text:list-item>
          <text:p text:style-name="P7">React</text:p>
        </text:list-item>
        <text:list-item>
          <text:p text:style-name="P7">Typescript / Javascript</text:p>
        </text:list-item>
        <text:list-item>
          <text:p text:style-name="P7">HTML / CSS</text:p>
        </text:list-item>
        <text:list-item>
          <text:p text:style-name="P7">C</text:p>
        </text:list-item>
        <text:list-item>
          <text:p text:style-name="P7">Python</text:p>
          <text:p text:style-name="P7"/>
        </text:list-item>
        <text:list-item>
          <text:p text:style-name="P7">Github</text:p>
        </text:list-item>
        <text:list-item>
          <text:p text:style-name="P7">AWS</text:p>
        </text:list-item>
        <text:list-item>
          <text:p text:style-name="P7">Jest / React Testing Library</text:p>
        </text:list-item>
        <text:list-item>
          <text:p text:style-name="P7">Webpack</text:p>
        </text:list-item>
        <text:list-item>
          <text:p text:style-name="P7">Vite</text:p>
        </text:list-item>
        <text:list-item>
          <text:p text:style-name="P7">Yarn / Npm</text:p>
        </text:list-item>
      </text:list>
      <text:p text:style-name="P5"/>
      <text:p text:style-name="P5"/>
      <text:h text:style-name="P13" text:outline-level="2">Work Experience</text:h>
      <text:p text:style-name="Standard"><text:span text:style-name="T3">Fullstack Engineer</text:span><text:span text:style-name="T2"><text:line-break/>Veridos - June 2021 – Present</text:span></text:p>
      <text:list xml:id="list4822486391390380259" text:style-name="L4">
        <text:list-item>
          <text:p text:style-name="P6">Updated a legacy .net framework application to address security concerns.</text:p>
        </text:list-item>
        <text:list-item>
          <text:p text:style-name="P6">Created and unit tested C# and F# plugins for parsing and validating files with customer specific logic.</text:p>
        </text:list-item>
        <text:list-item>
          <text:p text:style-name="P6">Implemented an IMB encoding algorithm according to the USPS Standard.</text:p>
        </text:list-item>
        <text:list-item>
          <text:p text:style-name="P6">Developed a highly configurable React and Typescript application, for capturing and evaluating ID photos.</text:p>
        </text:list-item>
        <text:list-item>
          <text:p text:style-name="P6">Identified and fixed bugs in legacy React front end applications.</text:p>
        </text:list-item>
        <text:list-item>
          <text:p text:style-name="P6">Presented bi-weekly software demonstrations to internal stakeholders and potential clients.</text:p>
        </text:list-item>
      </text:list>
      <text:p text:style-name="P1"><text:span text:style-name="T4">Front End Web Developer</text:span><text:line-break/>Rural Sourcing (Now Sparq) - October 2020 – June 2021</text:p>
      <text:list xml:id="list7395458127872681451" text:style-name="L4">
        <text:list-item>
          <text:p text:style-name="P6">Built dynamic front end applications using React, Redux, and Lodash.</text:p>
        </text:list-item>
        <text:list-item>
          <text:p text:style-name="P6">Refactored existing recompose pages to use React Hooks.</text:p>
        </text:list-item>
        <text:list-item>
          <text:p text:style-name="P6">Wrote unit tests using enzyme and jest.</text:p>
        </text:list-item>
      </text:list>
      <text:p text:style-name="P1"><text:span text:style-name="T4">Web Programmer Assistant</text:span><text:line-break/>Purdue University - June 2019 – May 2020</text:p>
      <text:list xml:id="list5569038455005916293" text:style-name="L4">
        <text:list-item>
          <text:p text:style-name="P8">Built responsive and accessible websites using HTML, CSS, and JS for teachers in the Department of Science.</text:p>
        </text:list-item>
        <text:list-item>
          <text:p text:style-name="P8">Regularly communicated with staff members to receive feedback, and perform updates.</text:p>
        </text:list-item>
        <text:list-item>
          <text:p text:style-name="P8">Integrated with Cascade CMS to create configurable content sections.</text:p>
        </text:list-item>
      </text:list>
      <text:h text:style-name="P12" text:outline-level="2">Projects</text:h>
      <text:p text:style-name="P4"><text:span text:style-name="T4">Homepage</text:span> - <text:a xlink:type="simple" xlink:href="https://zach-hensler.github.io/homepage/" text:style-name="Internet_20_link" text:visited-style-name="Visited_20_Internet_20_Link">https://zach-hensler.github.io/homepage/</text:a><text:line-break/>A simple preact application with more information about me.</text:p>
      <text:p text:style-name="P4"><text:span text:style-name="T4">Gallery</text:span> - <text:a xlink:type="simple" xlink:href="https://zach-hensler.github.io/gallery/" text:style-name="Internet_20_link" text:visited-style-name="Visited_20_Internet_20_Link">https://zach-hensler.github.io/gallery/</text:a><text:line-break/>A preact application for hosting my artwork.</text:p>
      <text:p text:style-name="P4"><text:span text:style-name="T4">Source Code</text:span> - <text:a xlink:type="simple" xlink:href="https://github.com/zach-hensler" text:style-name="Internet_20_link" text:visited-style-name="Visited_20_Internet_20_Link">https://github.com/zach-hensler</text:a><text:line-break/>The source code for all of my personal projects are hosted on my githu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MP2" style:family="paragraph" style:parent-style-name="Header">
      <style:paragraph-properties fo:text-align="center" style:justify-single-word="false"/>
    </style:style>
    <style:style style:name="MT1" style:family="text">
      <style:text-properties style:font-name="Arial" fo:font-size="11pt" style:font-size-asian="11pt" style:font-size-complex="11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>
          <style:column-sep style:width="0.0008in" style:color="#000000" style:height="100%"/>
          <style:column style:rel-width="3614*" fo:start-indent="0in" fo:end-indent="0.25in"/>
          <style:column style:rel-width="635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Zachary Hensler</text:h>
        <text:p text:style-name="MP2"><text:span text:style-name="MT1">Fullstack Developer</text:span></text:p>
        <text:p text:style-name="Horizontal_20_Line"><text:span text:style-name="MT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ach Hensler</meta:initial-creator>
    <meta:creation-date>2024-08-05T17:55:36.42</meta:creation-date>
    <dc:date>2024-08-05T21:27:05.99</dc:date>
    <dc:creator>Zach Hensler</dc:creator>
    <meta:editing-duration>PT2H29M15S</meta:editing-duration>
    <meta:editing-cycles>20</meta:editing-cycles>
    <meta:generator>OpenOffice/4.1.15$Win32 OpenOffice.org_project/4115m2$Build-9813</meta:generator>
    <meta:document-statistic meta:table-count="0" meta:image-count="0" meta:object-count="0" meta:page-count="1" meta:paragraph-count="44" meta:word-count="270" meta:character-count="1756"/>
  </office:meta>
</office:document-meta>
</file>